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2pt" fo:language="de" fo:country="DE" fo:font-weight="bold" style:font-size-asian="12pt" style:font-weight-asian="bold" style:font-size-complex="12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4"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 von Frank Daniel<text:line-break/><text:span text:style-name="T1">Continuous Delivery: </text:span></text:p>
      <text:p text:style-name="P2">Konfigurationsmanagement in der Softwareentwicklung</text:p>
      <text:p text:style-name="P5">Continuous Delivery (CD) steht in der Softwareentwicklung für das stetige Ausliefern von Änderungen an den Kunden. Internet-Anwendungen wie <text:s/>Facebook liefern täglich aus. Dies ist dem großen Konkurrenzdruck im Internet geschuldet. CD ist eine Weiterentwicklung von Continuous Integration (CI). Grundlage für diese Entwicklung ist das klassische Konfigurationsmanagement. CD beschreibt eine Deployment Pipeline, die aus folgenden Abschnitten bestehen kann: Commit Stage, Acceptance Test Stage, Manual Test Stage, Performance Testing Stage und Release Stage. Die <text:s/>Commit Stage kompiliert die Sourcen und packt das Ergebnis zu Artefakten mit denen Unit-Tests durchgeführt werden. Bei Fehlerfreiheit werden die Artfakte für die <text:s/>nachfolgenden Stufen der Deployment Pipeline in einem Artefakt-Repository veröffentlicht. Tritt in keiner Test Stage ein Fehler auf, dann wird die Software mit der Release Stage auf dem Produktivsystem installiert. Alle Vorgänge sind hochautomatisiert. Für den zusätzlichen Praxisbezug in der Arbeit sorgt ein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text:p>
      <text:p text:style-name="P1"/>
      <text:p text:style-name="P6">Abstract by Frank Daniel<text:line-break/><text:span text:style-name="T1">Continuous Delivery: <text:line-break/>Software Configuration Management</text:span></text:p>
      <text:p text:style-name="P3">Continuous delivery (CD) means that every change is permanently deployed at the customer. Internet applications like facebook are releasing several times a day, because of the competitive pressure on the internet. CD is a further development of continuous integration (CI). The classic configuration management is the basis of CD. The main abstraction of CD is the deployment pipeline. It often consists of the commit stage, acceptance test stage, manual test stage, performance testing stage and release stage. The source code is compiled and packed by the commit stage. The finish packed pieces are tested by unit tests and published on an artifact repository. If <text:s/>the following stages are free of errors <text:s/>the software is deployed by the release stage on the productive system. All processes of the deployment pipeline are fully automatic. To introduce a practical relevance a chain of tools is viewed. The main functions of the tool chain are Git as version control system, Gradle as build tool, JUnit as test framework and Jenkins as CI server. Software development is a problem solution process that is managed by human beings. In this way we are looking on people behavior, because projects sometimes fail on social problem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20H54M46S</meta:editing-duration>
    <meta:editing-cycles>39</meta:editing-cycles>
    <meta:generator>OpenOffice.org/3.4.1$Win32 OpenOffice.org_project/341m1$Build-9593</meta:generator>
    <dc:date>2014-02-04T21:31:00.14</dc:date>
    <meta:document-statistic meta:table-count="0" meta:image-count="0" meta:object-count="0" meta:page-count="2" meta:paragraph-count="5" meta:word-count="393" meta:character-count="2763"/>
    <meta:user-defined meta:name="Info 1"/>
    <meta:user-defined meta:name="Info 2"/>
    <meta:user-defined meta:name="Info 3"/>
    <meta:user-defined meta:name="Info 4"/>
  </office:meta>
</office:document-meta>
</file>